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4.454cm"/>
    </style:style>
    <style:style style:name="co3" style:family="table-column">
      <style:table-column-properties fo:break-before="auto" style:column-width="0.785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238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0.69cm"/>
    </style:style>
    <style:style style:name="co10" style:family="table-column">
      <style:table-column-properties fo:break-before="auto" style:column-width="0.6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3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 style:rotation-angle="9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74pt solid #000000" style:rotation-angle="9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="0.74pt solid #000000"/>
    </style:style>
    <style:style style:name="ce15" style:family="table-cell" style:parent-style-name="Default" style:data-style-name="N2">
      <style:table-cell-properties fo:border="0.74pt solid #000000" style:rotation-angle="9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8" style:family="table-cell" style:parent-style-name="Default" style:data-style-name="N2">
      <style:table-cell-properties fo:border="0.74pt solid #000000"/>
      <style:text-properties fo:color="#c9211e" fo:font-weight="bold" style:font-weight-asian="bold" style:font-weight-complex="bold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 style:rotation-angle="90"/>
    </style:style>
    <style:style style:name="ce1" style:family="table-cell" style:parent-style-name="Default" style:data-style-name="N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737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Q2avFinal_2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7" table:default-cell-style-name="ce4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table:number-columns-repeated="2"/>
          <table:table-cell table:style-name="ce5" table:number-columns-repeated="2"/>
          <table:table-cell table:style-name="ce7" table:number-columns-repeated="2"/>
          <table:table-cell table:style-name="ce9"/>
          <table:table-cell table:style-name="ce7"/>
          <table:table-cell table:style-name="ce14"/>
          <table:table-cell table:style-name="ce16"/>
          <table:table-cell table:style-name="ce6" office:value-type="string" calcext:value-type="string">
            <text:p>De 1 a 3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gnoms</text:p>
          </table:table-cell>
          <table:table-cell table:style-name="ce5" office:value-type="string" calcext:value-type="string">
            <text:p>10 febrer</text:p>
          </table:table-cell>
          <table:table-cell table:style-name="ce5" office:value-type="string" calcext:value-type="string">
            <text:p>1<text:span text:style-name="T2">r</text:span></text:p>
          </table:table-cell>
          <table:table-cell table:style-name="ce8" office:value-type="string" calcext:value-type="string">
            <text:p>Examen1</text:p>
          </table:table-cell>
          <table:table-cell table:style-name="ce8" office:value-type="string" calcext:value-type="string">
            <text:p>Examens 2(test)</text:p>
          </table:table-cell>
          <table:table-cell table:style-name="ce10" office:value-type="string" calcext:value-type="string">
            <text:p>EXAMENS</text:p>
          </table:table-cell>
          <table:table-cell table:style-name="ce11" office:value-type="string" calcext:value-type="string">
            <text:p>Activitats</text:p>
          </table:table-cell>
          <table:table-cell table:style-name="ce15" office:value-type="string" calcext:value-type="string">
            <text:p>Comportament</text:p>
          </table:table-cell>
          <table:table-cell table:style-name="ce15" office:value-type="string" calcext:value-type="string">
            <text:p>NOTA</text:p>
          </table:table-cell>
          <table:table-cell table:style-name="ce20" office:value-type="string" calcext:value-type="string">
            <text:p>Facilitat</text:p>
          </table:table-cell>
          <table:table-cell table:style-name="ce20" office:value-type="string" calcext:value-type="string">
            <text:p>Posa interés</text:p>
          </table:table-cell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AGUILERA CORTEZ</text:p>
          </table:table-cell>
          <table:table-cell table:number-columns-repeated="2" table:style-name="ce6" office:value-type="float" office:value="9.5" calcext:value-type="float">
            <text:p>9,5</text:p>
          </table:table-cell>
          <table:table-cell table:style-name="ce5" table:formula="of:=MAX([.C3:.D3])" office:value-type="float" office:value="9.5" calcext:value-type="float">
            <text:p>9,5</text:p>
          </table:table-cell>
          <table:table-cell table:style-name="ce5" office:value-type="float" office:value="9.1" calcext:value-type="float">
            <text:p>9,1</text:p>
          </table:table-cell>
          <table:table-cell table:style-name="ce9" table:formula="of:=ROUND([.E3]*0.75+[.F3]*0.25;2)" office:value-type="float" office:value="9.4" calcext:value-type="float">
            <text:p>9,4</text:p>
          </table:table-cell>
          <table:table-cell table:style-name="ce7" office:value-type="float" office:value="9.16" calcext:value-type="float">
            <text:p>9,16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3]*0.6+[.$H3]*0.35+[.$I3]*0.5" office:value-type="float" office:value="9.346" calcext:value-type="float">
            <text:p>9,35</text:p>
          </table:table-cell>
          <table:table-cell table:number-columns-repeated="2"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BDALLAH</text:p>
          </table:table-cell>
          <table:table-cell table:style-name="ce2" office:value-type="string" calcext:value-type="string">
            <text:p>BENAMARA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5" table:formula="of:=MAX([.C4:.D4])" office:value-type="float" office:value="6" calcext:value-type="float">
            <text:p>6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4]*0.75+[.F4]*0.25;2)" office:value-type="float" office:value="6.38" calcext:value-type="float">
            <text:p>6,38</text:p>
          </table:table-cell>
          <table:table-cell table:style-name="ce7" office:value-type="float" office:value="4.18" calcext:value-type="float">
            <text:p>4,18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4]*0.6+[.$H4]*0.35+[.$I4]*0.5" office:value-type="float" office:value="5.791" calcext:value-type="float">
            <text:p>5,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AFAT MICÓ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5" table:formula="of:=MAX([.C5:.D5])" office:value-type="float" office:value="7" calcext:value-type="float">
            <text:p>7</text:p>
          </table:table-cell>
          <table:table-cell table:style-name="ce5" office:value-type="float" office:value="7.92" calcext:value-type="float">
            <text:p>7,92</text:p>
          </table:table-cell>
          <table:table-cell table:style-name="ce9" table:formula="of:=ROUND([.E5]*0.75+[.F5]*0.25;2)" office:value-type="float" office:value="7.23" calcext:value-type="float">
            <text:p>7,23</text:p>
          </table:table-cell>
          <table:table-cell table:style-name="ce12" office:value-type="float" office:value="3.38" calcext:value-type="float">
            <text:p>3,38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5]*0.6+[.$H5]*0.35+[.$I5]*0.5" office:value-type="float" office:value="6.021" calcext:value-type="float">
            <text:p>6,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ASTILLO GREGORIO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5" table:formula="of:=MAX([.C6:.D6])" office:value-type="float" office:value="8" calcext:value-type="float">
            <text:p>8</text:p>
          </table:table-cell>
          <table:table-cell table:style-name="ce5" office:value-type="float" office:value="9.5" calcext:value-type="float">
            <text:p>9,5</text:p>
          </table:table-cell>
          <table:table-cell table:style-name="ce9" table:formula="of:=ROUND([.E6]*0.75+[.F6]*0.25;2)" office:value-type="float" office:value="8.38" calcext:value-type="float">
            <text:p>8,38</text:p>
          </table:table-cell>
          <table:table-cell table:style-name="ce7" office:value-type="float" office:value="7.64" calcext:value-type="float">
            <text:p>7,64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6]*0.6+[.$H6]*0.35+[.$I6]*0.5" office:value-type="float" office:value="8.202" calcext:value-type="float">
            <text:p>8,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IKER</text:p>
          </table:table-cell>
          <table:table-cell table:style-name="ce2" office:value-type="string" calcext:value-type="string">
            <text:p>CERDA ARROYO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9"/>
          <table:table-cell table:style-name="ce7"/>
          <table:table-cell table:style-name="ce16"/>
          <table:table-cell table:style-name="ce18" table:formula="of:=[.$G7]*0.6+[.$H7]*0.35+[.$I7]*0.5" office:value-type="float" office:value="0" calcext:value-type="float">
            <text:p>0,00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MIGUEL</text:p>
          </table:table-cell>
          <table:table-cell table:style-name="ce2" office:value-type="string" calcext:value-type="string">
            <text:p>CORRAL RUI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MAX([.C8:.D8])" office:value-type="float" office:value="8" calcext:value-type="float">
            <text:p>8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8]*0.75+[.F8]*0.25;2)" office:value-type="float" office:value="7.88" calcext:value-type="float">
            <text:p>7,88</text:p>
          </table:table-cell>
          <table:table-cell table:style-name="ce7" office:value-type="float" office:value="6.7" calcext:value-type="float">
            <text:p>6,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8]*0.6+[.$H8]*0.35+[.$I8]*0.5" office:value-type="float" office:value="7.323" calcext:value-type="float">
            <text:p>7,3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ERRAN</text:p>
          </table:table-cell>
          <table:table-cell table:style-name="ce2" office:value-type="string" calcext:value-type="string">
            <text:p>ESCRIVÁ JUA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MAX([.C9:.D9])" office:value-type="float" office:value="8" calcext:value-type="float">
            <text:p>8</text:p>
          </table:table-cell>
          <table:table-cell table:style-name="ce5" office:value-type="float" office:value="7.75" calcext:value-type="float">
            <text:p>7,75</text:p>
          </table:table-cell>
          <table:table-cell table:style-name="ce9" table:formula="of:=ROUND([.E9]*0.75+[.F9]*0.25;2)" office:value-type="float" office:value="7.94" calcext:value-type="float">
            <text:p>7,94</text:p>
          </table:table-cell>
          <table:table-cell table:style-name="ce12" office:value-type="float" office:value="3.67" calcext:value-type="float">
            <text:p>3,6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9]*0.6+[.$H9]*0.35+[.$I9]*0.5" office:value-type="float" office:value="6.2985" calcext:value-type="float">
            <text:p>6,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FALCÓ FABR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5" table:formula="of:=MAX([.C10:.D10])" office:value-type="float" office:value="9" calcext:value-type="float">
            <text:p>9</text:p>
          </table:table-cell>
          <table:table-cell table:style-name="ce5" office:value-type="float" office:value="7.83" calcext:value-type="float">
            <text:p>7,83</text:p>
          </table:table-cell>
          <table:table-cell table:style-name="ce9" table:formula="of:=ROUND([.E10]*0.75+[.F10]*0.25;2)" office:value-type="float" office:value="8.71" calcext:value-type="float">
            <text:p>8,71</text:p>
          </table:table-cell>
          <table:table-cell table:style-name="ce12" office:value-type="float" office:value="2.68" calcext:value-type="float">
            <text:p>2,68</text:p>
          </table:table-cell>
          <table:table-cell table:style-name="ce16" office:value-type="float" office:value="0" calcext:value-type="float">
            <text:p>0,00</text:p>
          </table:table-cell>
          <table:table-cell table:style-name="ce16" table:formula="of:=[.$G10]*0.6+[.$H10]*0.35+[.$I10]*0.5" office:value-type="float" office:value="6.164" calcext:value-type="float">
            <text:p>6,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IZAN</text:p>
          </table:table-cell>
          <table:table-cell table:style-name="ce2" office:value-type="string" calcext:value-type="string">
            <text:p>GARCIA BENEROS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5" table:formula="of:=MAX([.C11:.D11])" office:value-type="float" office:value="7" calcext:value-type="float">
            <text:p>7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11]*0.75+[.F11]*0.25;2)" office:value-type="float" office:value="7.13" calcext:value-type="float">
            <text:p>7,13</text:p>
          </table:table-cell>
          <table:table-cell table:style-name="ce7" office:value-type="float" office:value="6.97" calcext:value-type="float">
            <text:p>6,97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11]*0.6+[.$H11]*0.35+[.$I11]*0.5" office:value-type="float" office:value="7.2175" calcext:value-type="float">
            <text:p>7,22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ILAN ANDRÉS</text:p>
          </table:table-cell>
          <table:table-cell table:style-name="ce2" office:value-type="string" calcext:value-type="string">
            <text:p>HURTADO GI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5" table:formula="of:=MAX([.C12:.D12]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ROUND([.E12]*0.75+[.F12]*0.25;2)" office:value-type="float" office:value="5.25" calcext:value-type="float">
            <text:p>5,25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0.25" calcext:value-type="float">
            <text:p>0,25</text:p>
          </table:table-cell>
          <table:table-cell table:style-name="ce18" table:formula="of:=[.$G12]*0.6+[.$H12]*0.35+[.$I12]*0.5" office:value-type="float" office:value="3.275" calcext:value-type="float">
            <text:p>3,2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LIN NICOLAE</text:p>
          </table:table-cell>
          <table:table-cell table:style-name="ce2" office:value-type="string" calcext:value-type="string">
            <text:p>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9" table:formula="of:=ROUND([.E13]*0.75+[.F13]*0.25;2)" office:value-type="float" office:value="6.75" calcext:value-type="float">
            <text:p>6,75</text:p>
          </table:table-cell>
          <table:table-cell table:style-name="ce7" office:value-type="float" office:value="2.19" calcext:value-type="float">
            <text:p>2,19</text:p>
          </table:table-cell>
          <table:table-cell table:style-name="ce16" office:value-type="float" office:value="0.25" calcext:value-type="float">
            <text:p>0,25</text:p>
          </table:table-cell>
          <table:table-cell table:style-name="ce18" table:formula="of:=[.$G13]*0.6+[.$H13]*0.35+[.$I13]*0.5" office:value-type="float" office:value="4.9415" calcext:value-type="float">
            <text:p>4,94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AKOTA</text:p>
          </table:table-cell>
          <table:table-cell table:style-name="ce2" office:value-type="string" calcext:value-type="string">
            <text:p>MENA MORA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MAX([.C14:.D14])" office:value-type="float" office:value="8" calcext:value-type="float">
            <text:p>8</text:p>
          </table:table-cell>
          <table:table-cell table:style-name="ce5" office:value-type="float" office:value="7.25" calcext:value-type="float">
            <text:p>7,25</text:p>
          </table:table-cell>
          <table:table-cell table:style-name="ce9" table:formula="of:=ROUND([.E14]*0.75+[.F14]*0.25;2)" office:value-type="float" office:value="7.81" calcext:value-type="float">
            <text:p>7,81</text:p>
          </table:table-cell>
          <table:table-cell table:style-name="ce7" office:value-type="float" office:value="3.44" calcext:value-type="float">
            <text:p>3,44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14]*0.6+[.$H14]*0.35+[.$I14]*0.5" office:value-type="float" office:value="6.14" calcext:value-type="float">
            <text:p>6,14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ARLES</text:p>
          </table:table-cell>
          <table:table-cell table:style-name="ce2" office:value-type="string" calcext:value-type="string">
            <text:p>MIGUEL VICEN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5" table:formula="of:=MAX([.C15:.D15]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table:formula="of:=ROUND([.E15]*0.75+[.F15]*0.25;2)" office:value-type="float" office:value="9" calcext:value-type="float">
            <text:p>9</text:p>
          </table:table-cell>
          <table:table-cell table:style-name="ce12" office:value-type="float" office:value="1.1" calcext:value-type="float">
            <text:p>1,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table:formula="of:=[.$G15]*0.6+[.$H15]*0.35+[.$I15]*0.5" office:value-type="float" office:value="5.91" calcext:value-type="float">
            <text:p>5,9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OSEP</text:p>
          </table:table-cell>
          <table:table-cell table:style-name="ce2" office:value-type="string" calcext:value-type="string">
            <text:p>MONTAGUD FAYOS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5" office:value-type="float" office:value="2" calcext:value-type="float">
            <office:annotation draw:style-name="gr1" draw:text-style-name="P2" svg:width="2.899cm" svg:height="1.937cm" svg:x="9.677cm" svg:y="8.618cm" draw:caption-point-x="-0.61cm" draw:caption-point-y="1.51cm">
              <dc:date>2025-03-18T00:00:00</dc:date>
              <text:p text:style-name="P1"><text:span text:style-name="T1">Recuperació el 14/03 sols una pregunta copiada (IA)</text:span></text:p>
            </office:annotation>
            <text:p>2</text:p>
          </table:table-cell>
          <table:table-cell table:style-name="ce5" office:value-type="float" office:value="7.3" calcext:value-type="float">
            <text:p>7,3</text:p>
          </table:table-cell>
          <table:table-cell table:style-name="ce9" table:formula="of:=ROUND([.E16]*0.75+[.F16]*0.25;2)" office:value-type="float" office:value="3.33" calcext:value-type="float">
            <text:p>3,33</text:p>
          </table:table-cell>
          <table:table-cell table:style-name="ce12" office:value-type="float" office:value="1.1" calcext:value-type="float">
            <text:p>1,1</text:p>
          </table:table-cell>
          <table:table-cell table:style-name="ce16" office:value-type="float" office:value="0.5" calcext:value-type="float">
            <text:p>0,50</text:p>
          </table:table-cell>
          <table:table-cell table:style-name="ce18" table:formula="of:=[.$G16]*0.6+[.$H16]*0.35+[.$I16]*0.5" office:value-type="float" office:value="2.633" calcext:value-type="float">
            <text:p>2,6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AU</text:p>
          </table:table-cell>
          <table:table-cell table:style-name="ce2" office:value-type="string" calcext:value-type="string">
            <text:p>MORATAL IBIZ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5" table:formula="of:=MAX([.C17:.D17])" office:value-type="float" office:value="8" calcext:value-type="float">
            <text:p>8</text:p>
          </table:table-cell>
          <table:table-cell table:style-name="ce5" office:value-type="float" office:value="8.5" calcext:value-type="float">
            <text:p>8,5</text:p>
          </table:table-cell>
          <table:table-cell table:style-name="ce9" table:formula="of:=ROUND([.E17]*0.75+[.F17]*0.25;2)" office:value-type="float" office:value="8.13" calcext:value-type="float">
            <text:p>8,13</text:p>
          </table:table-cell>
          <table:table-cell table:style-name="ce7" office:value-type="float" office:value="6.02" calcext:value-type="float">
            <text:p>6,02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17]*0.6+[.$H17]*0.35+[.$I17]*0.5" office:value-type="float" office:value="7.235" calcext:value-type="float">
            <text:p>7,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LFONSO</text:p>
          </table:table-cell>
          <table:table-cell table:style-name="ce2" office:value-type="string" calcext:value-type="string">
            <text:p>PEÑA POQU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" table:formula="of:=MAX([.C18:.D18])" office:value-type="float" office:value="7" calcext:value-type="float">
            <text:p>7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18]*0.75+[.F18]*0.25;2)" office:value-type="float" office:value="7.13" calcext:value-type="float">
            <text:p>7,13</text:p>
          </table:table-cell>
          <table:table-cell table:style-name="ce12" office:value-type="float" office:value="3.77" calcext:value-type="float">
            <text:p>3,7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18]*0.6+[.$H18]*0.35+[.$I18]*0.5" office:value-type="float" office:value="5.8475" calcext:value-type="float">
            <text:p>5,85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PLANES CLIME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formula="of:=MAX([.C19:.D19])" office:value-type="float" office:value="4" calcext:value-type="float">
            <text:p>4</text:p>
          </table:table-cell>
          <table:table-cell table:style-name="ce5" office:value-type="float" office:value="7.75" calcext:value-type="float">
            <text:p>7,75</text:p>
          </table:table-cell>
          <table:table-cell table:style-name="ce9" table:formula="of:=ROUND([.E19]*0.75+[.F19]*0.25;2)" office:value-type="float" office:value="4.94" calcext:value-type="float">
            <text:p>4,94</text:p>
          </table:table-cell>
          <table:table-cell table:style-name="ce12" office:value-type="float" office:value="1.26" calcext:value-type="float">
            <text:p>1,26</text:p>
          </table:table-cell>
          <table:table-cell table:style-name="ce16" office:value-type="float" office:value="0" calcext:value-type="float">
            <text:p>0,00</text:p>
          </table:table-cell>
          <table:table-cell table:style-name="ce18" table:formula="of:=[.$G19]*0.6+[.$H19]*0.35+[.$I19]*0.5" office:value-type="float" office:value="3.405" calcext:value-type="float">
            <text:p>3,4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MILIO</text:p>
          </table:table-cell>
          <table:table-cell table:style-name="ce2" office:value-type="string" calcext:value-type="string">
            <text:p>POZUELO BARRIG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MAX([.C20:.D20])" office:value-type="float" office:value="6" calcext:value-type="float">
            <text:p>6</text:p>
          </table:table-cell>
          <table:table-cell table:style-name="ce5" office:value-type="float" office:value="8.5" calcext:value-type="float">
            <text:p>8,5</text:p>
          </table:table-cell>
          <table:table-cell table:style-name="ce9" table:formula="of:=ROUND([.E20]*0.75+[.F20]*0.25;2)" office:value-type="float" office:value="6.63" calcext:value-type="float">
            <text:p>6,63</text:p>
          </table:table-cell>
          <table:table-cell table:style-name="ce12" office:value-type="float" office:value="2.57" calcext:value-type="float">
            <text:p>2,5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20]*0.6+[.$H20]*0.35+[.$I20]*0.5" office:value-type="float" office:value="5.1275" calcext:value-type="float">
            <text:p>5,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UAN PABLO</text:p>
          </table:table-cell>
          <table:table-cell table:style-name="ce2" office:value-type="string" calcext:value-type="string">
            <text:p>ROIG RO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MAX([.C21:.D21])" office:value-type="float" office:value="8" calcext:value-type="float">
            <text:p>8</text:p>
          </table:table-cell>
          <table:table-cell table:style-name="ce5" office:value-type="float" office:value="0" calcext:value-type="float">
            <office:annotation draw:style-name="gr2" draw:text-style-name="P2" svg:width="2.899cm" svg:height="1.799cm" svg:x="10.915cm" svg:y="11.052cm" draw:caption-point-x="-0.61cm" draw:caption-point-y="1.51cm">
              <dc:date>2025-03-18T00:00:00</dc:date>
              <text:p text:style-name="P1"><text:span text:style-name="T1">No ha vingut a l’examen</text:span></text:p>
            </office:annotation>
            <text:p>0</text:p>
          </table:table-cell>
          <table:table-cell table:style-name="ce9" table:formula="of:=ROUND([.E21]*0.75+[.F21]*0.25;2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$G21]*0.6+[.$H21]*0.35+[.$I21]*0.5" office:value-type="float" office:value="4.55" calcext:value-type="float">
            <text:p>4,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IZAN</text:p>
          </table:table-cell>
          <table:table-cell table:style-name="ce2" office:value-type="string" calcext:value-type="string">
            <text:p>SANCHEZ FRANC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5" table:formula="of:=MAX([.C22:.D22])" office:value-type="float" office:value="7" calcext:value-type="float">
            <text:p>7</text:p>
          </table:table-cell>
          <table:table-cell table:style-name="ce5" office:value-type="float" office:value="7.25" calcext:value-type="float">
            <text:p>7,25</text:p>
          </table:table-cell>
          <table:table-cell table:style-name="ce9" table:formula="of:=ROUND([.E22]*0.75+[.F22]*0.25;2)" office:value-type="float" office:value="7.06" calcext:value-type="float">
            <text:p>7,06</text:p>
          </table:table-cell>
          <table:table-cell table:style-name="ce12" office:value-type="float" office:value="3.58" calcext:value-type="float">
            <text:p>3,58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22]*0.6+[.$H22]*0.35+[.$I22]*0.5" office:value-type="float" office:value="5.989" calcext:value-type="float">
            <text:p>5,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ANIEL STIVEN</text:p>
          </table:table-cell>
          <table:table-cell table:style-name="ce2" office:value-type="string" calcext:value-type="string">
            <text:p>TORRES DORAD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formula="of:=MAX([.C23:.D23])" office:value-type="float" office:value="7" calcext:value-type="float">
            <text:p>7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23]*0.75+[.F23]*0.25;2)" office:value-type="float" office:value="7.13" calcext:value-type="float">
            <text:p>7,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table:formula="of:=[.$G23]*0.6+[.$H23]*0.35+[.$I23]*0.5" office:value-type="float" office:value="5.803" calcext:value-type="float">
            <text:p>5,80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LEXANDRA</text:p>
          </table:table-cell>
          <table:table-cell table:style-name="ce2" office:value-type="string" calcext:value-type="string">
            <text:p>VILLAR CABANILLES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5" table:formula="of:=MAX([.C24:.D24])" office:value-type="float" office:value="6" calcext:value-type="float">
            <text:p>6</text:p>
          </table:table-cell>
          <table:table-cell table:style-name="ce5" office:value-type="float" office:value="7.7" calcext:value-type="float">
            <text:p>7,7</text:p>
          </table:table-cell>
          <table:table-cell table:style-name="ce9" table:formula="of:=ROUND([.E24]*0.75+[.F24]*0.25;2)" office:value-type="float" office:value="6.43" calcext:value-type="float">
            <text:p>6,43</text:p>
          </table:table-cell>
          <table:table-cell table:style-name="ce12" office:value-type="float" office:value="3.29" calcext:value-type="float">
            <text:p>3,29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$G24]*0.6+[.$H24]*0.35+[.$I24]*0.5" office:value-type="float" office:value="5.5095" calcext:value-type="float">
            <text:p>5,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VÍCTOR</text:p>
          </table:table-cell>
          <table:table-cell table:style-name="ce2" office:value-type="string" calcext:value-type="string">
            <text:p>VOCES LLOPI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table:formula="of:=MAX([.C25:.D25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ROUND([.E25]*0.75+[.F25]*0.25;2)" office:value-type="float" office:value="0" calcext:value-type="float">
            <text:p>0</text:p>
          </table:table-cell>
          <table:table-cell table:style-name="ce7" office:value-type="float" office:value="1.42" calcext:value-type="float">
            <text:p>1,42</text:p>
          </table:table-cell>
          <table:table-cell table:style-name="ce16" office:value-type="float" office:value="0" calcext:value-type="float">
            <text:p>0,00</text:p>
          </table:table-cell>
          <table:table-cell table:style-name="ce16" table:formula="of:=[.$G25]*0.6+[.$H25]*0.35+[.$I25]*0.5" office:value-type="float" office:value="0.497" calcext:value-type="float">
            <text:p>0,50</text:p>
          </table:table-cell>
          <table:table-cell table:style-name="ce6" table:number-columns-repeated="2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2avFinal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7" table:default-cell-style-name="ce4"/>
        <table:table-column table:style-name="co7" table:default-cell-style-name="ce19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table:number-columns-repeated="2"/>
          <table:table-cell table:style-name="ce5" table:number-columns-repeated="2"/>
          <table:table-cell table:style-name="ce7" table:number-columns-repeated="2"/>
          <table:table-cell table:style-name="ce9"/>
          <table:table-cell table:style-name="ce7"/>
          <table:table-cell table:style-name="ce14"/>
          <table:table-cell table:style-name="ce16"/>
          <table:table-cell table:style-name="ce6" office:value-type="string" calcext:value-type="string">
            <text:p>De 1 a 3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gnoms</text:p>
          </table:table-cell>
          <table:table-cell table:style-name="ce5" office:value-type="string" calcext:value-type="string">
            <text:p>10 febrer</text:p>
          </table:table-cell>
          <table:table-cell table:style-name="ce5" office:value-type="string" calcext:value-type="string">
            <text:p>1<text:span text:style-name="T2">r</text:span></text:p>
          </table:table-cell>
          <table:table-cell table:style-name="ce8" office:value-type="string" calcext:value-type="string">
            <text:p>Examen1</text:p>
          </table:table-cell>
          <table:table-cell table:style-name="ce8" office:value-type="string" calcext:value-type="string">
            <text:p>Examens 2(test)</text:p>
          </table:table-cell>
          <table:table-cell table:style-name="ce10" office:value-type="string" calcext:value-type="string">
            <text:p>EXAMENS</text:p>
          </table:table-cell>
          <table:table-cell table:style-name="ce11" office:value-type="string" calcext:value-type="string">
            <text:p>Activitats</text:p>
          </table:table-cell>
          <table:table-cell table:style-name="ce15" office:value-type="string" calcext:value-type="string">
            <text:p>Comportament</text:p>
          </table:table-cell>
          <table:table-cell table:style-name="ce15" office:value-type="string" calcext:value-type="string">
            <text:p>NOTA</text:p>
          </table:table-cell>
          <table:table-cell table:style-name="ce20" office:value-type="string" calcext:value-type="string">
            <text:p>Facilitat</text:p>
          </table:table-cell>
          <table:table-cell table:style-name="ce20" office:value-type="string" calcext:value-type="string">
            <text:p>Posa interés</text:p>
          </table:table-cell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AGUILERA CORTEZ</text:p>
          </table:table-cell>
          <table:table-cell table:number-columns-repeated="2" table:style-name="ce6" office:value-type="float" office:value="9.5" calcext:value-type="float">
            <text:p>9,5</text:p>
          </table:table-cell>
          <table:table-cell table:style-name="ce5" table:formula="of:=MAX([.C3:.D3])" office:value-type="float" office:value="9.5" calcext:value-type="float">
            <text:p>9,5</text:p>
          </table:table-cell>
          <table:table-cell table:style-name="ce5" office:value-type="float" office:value="9.1" calcext:value-type="float">
            <text:p>9,1</text:p>
          </table:table-cell>
          <table:table-cell table:style-name="ce9" table:formula="of:=ROUND([.E3]*0.75+[.F3]*0.25;2)" office:value-type="float" office:value="9.4" calcext:value-type="float">
            <text:p>9,4</text:p>
          </table:table-cell>
          <table:table-cell table:style-name="ce7" office:value-type="float" office:value="9.16" calcext:value-type="float">
            <text:p>9,16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3]*0.6+[.H3]*0.35+[.I3]" office:value-type="float" office:value="9.846" calcext:value-type="float">
            <text:p>9,85</text:p>
          </table:table-cell>
          <table:table-cell table:number-columns-repeated="2"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BDALLAH</text:p>
          </table:table-cell>
          <table:table-cell table:style-name="ce2" office:value-type="string" calcext:value-type="string">
            <text:p>BENAMARA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5" table:formula="of:=MAX([.C4:.D4])" office:value-type="float" office:value="6" calcext:value-type="float">
            <text:p>6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4]*0.75+[.F4]*0.25;2)" office:value-type="float" office:value="6.38" calcext:value-type="float">
            <text:p>6,38</text:p>
          </table:table-cell>
          <table:table-cell table:style-name="ce7" office:value-type="float" office:value="4.18" calcext:value-type="float">
            <text:p>4,18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4]*0.6+[.H4]*0.35+[.I4]" office:value-type="float" office:value="6.291" calcext:value-type="float">
            <text:p>6,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AFAT MICÓ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5" table:formula="of:=MAX([.C5:.D5])" office:value-type="float" office:value="7" calcext:value-type="float">
            <text:p>7</text:p>
          </table:table-cell>
          <table:table-cell table:style-name="ce5" office:value-type="float" office:value="7.92" calcext:value-type="float">
            <text:p>7,92</text:p>
          </table:table-cell>
          <table:table-cell table:style-name="ce9" table:formula="of:=ROUND([.E5]*0.75+[.F5]*0.25;2)" office:value-type="float" office:value="7.23" calcext:value-type="float">
            <text:p>7,23</text:p>
          </table:table-cell>
          <table:table-cell table:style-name="ce12" office:value-type="float" office:value="3.38" calcext:value-type="float">
            <text:p>3,38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5]*0.6+[.H5]*0.35+[.I5]" office:value-type="float" office:value="6.521" calcext:value-type="float">
            <text:p>6,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ASTILLO GREGORIO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5" table:formula="of:=MAX([.C6:.D6])" office:value-type="float" office:value="8" calcext:value-type="float">
            <text:p>8</text:p>
          </table:table-cell>
          <table:table-cell table:style-name="ce5" office:value-type="float" office:value="9.5" calcext:value-type="float">
            <text:p>9,5</text:p>
          </table:table-cell>
          <table:table-cell table:style-name="ce9" table:formula="of:=ROUND([.E6]*0.75+[.F6]*0.25;2)" office:value-type="float" office:value="8.38" calcext:value-type="float">
            <text:p>8,38</text:p>
          </table:table-cell>
          <table:table-cell table:style-name="ce7" office:value-type="float" office:value="7.64" calcext:value-type="float">
            <text:p>7,64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6]*0.6+[.H6]*0.35+[.I6]" office:value-type="float" office:value="8.702" calcext:value-type="float">
            <text:p>8,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IKER</text:p>
          </table:table-cell>
          <table:table-cell table:style-name="ce2" office:value-type="string" calcext:value-type="string">
            <text:p>CERDA ARROYO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9"/>
          <table:table-cell table:style-name="ce7"/>
          <table:table-cell table:style-name="ce16"/>
          <table:table-cell table:style-name="ce18" office:value-type="float" office:value="1" calcext:value-type="float">
            <text:p>1,00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MIGUEL</text:p>
          </table:table-cell>
          <table:table-cell table:style-name="ce2" office:value-type="string" calcext:value-type="string">
            <text:p>CORRAL RUI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MAX([.C8:.D8])" office:value-type="float" office:value="8" calcext:value-type="float">
            <text:p>8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8]*0.75+[.F8]*0.25;2)" office:value-type="float" office:value="7.88" calcext:value-type="float">
            <text:p>7,88</text:p>
          </table:table-cell>
          <table:table-cell table:style-name="ce7" office:value-type="float" office:value="6.7" calcext:value-type="float">
            <text:p>6,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8]*0.6+[.H8]*0.35+[.I8]" office:value-type="float" office:value="7.573" calcext:value-type="float">
            <text:p>7,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ERRAN</text:p>
          </table:table-cell>
          <table:table-cell table:style-name="ce2" office:value-type="string" calcext:value-type="string">
            <text:p>ESCRIVÁ JUA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MAX([.C9:.D9])" office:value-type="float" office:value="8" calcext:value-type="float">
            <text:p>8</text:p>
          </table:table-cell>
          <table:table-cell table:style-name="ce5" office:value-type="float" office:value="7.75" calcext:value-type="float">
            <text:p>7,75</text:p>
          </table:table-cell>
          <table:table-cell table:style-name="ce9" table:formula="of:=ROUND([.E9]*0.75+[.F9]*0.25;2)" office:value-type="float" office:value="7.94" calcext:value-type="float">
            <text:p>7,94</text:p>
          </table:table-cell>
          <table:table-cell table:style-name="ce12" office:value-type="float" office:value="3.67" calcext:value-type="float">
            <text:p>3,6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9]*0.6+[.H9]*0.35+[.I9]" office:value-type="float" office:value="6.5485" calcext:value-type="float">
            <text:p>6,5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FALCÓ FABR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5" table:formula="of:=MAX([.C10:.D10])" office:value-type="float" office:value="9" calcext:value-type="float">
            <text:p>9</text:p>
          </table:table-cell>
          <table:table-cell table:style-name="ce5" office:value-type="float" office:value="7.83" calcext:value-type="float">
            <text:p>7,83</text:p>
          </table:table-cell>
          <table:table-cell table:style-name="ce9" table:formula="of:=ROUND([.E10]*0.75+[.F10]*0.25;2)" office:value-type="float" office:value="8.71" calcext:value-type="float">
            <text:p>8,71</text:p>
          </table:table-cell>
          <table:table-cell table:style-name="ce12" office:value-type="float" office:value="2.68" calcext:value-type="float">
            <text:p>2,68</text:p>
          </table:table-cell>
          <table:table-cell table:style-name="ce16" office:value-type="float" office:value="0" calcext:value-type="float">
            <text:p>0,00</text:p>
          </table:table-cell>
          <table:table-cell table:style-name="ce16" table:formula="of:=[.G10]*0.6+[.H10]*0.35+[.I10]" office:value-type="float" office:value="6.164" calcext:value-type="float">
            <text:p>6,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IZAN</text:p>
          </table:table-cell>
          <table:table-cell table:style-name="ce2" office:value-type="string" calcext:value-type="string">
            <text:p>GARCIA BENEROS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5" table:formula="of:=MAX([.C11:.D11])" office:value-type="float" office:value="7" calcext:value-type="float">
            <text:p>7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11]*0.75+[.F11]*0.25;2)" office:value-type="float" office:value="7.13" calcext:value-type="float">
            <text:p>7,13</text:p>
          </table:table-cell>
          <table:table-cell table:style-name="ce7" office:value-type="float" office:value="6.97" calcext:value-type="float">
            <text:p>6,9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11]*0.6+[.H11]*0.35+[.I11]" office:value-type="float" office:value="7.2175" calcext:value-type="float">
            <text:p>7,22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ILAN ANDRÉS</text:p>
          </table:table-cell>
          <table:table-cell table:style-name="ce2" office:value-type="string" calcext:value-type="string">
            <text:p>HURTADO GI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5" table:formula="of:=MAX([.C12:.D12]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ROUND([.E12]*0.75+[.F12]*0.25;2)" office:value-type="float" office:value="5.25" calcext:value-type="float">
            <text:p>5,25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0" calcext:value-type="float">
            <text:p>0,00</text:p>
          </table:table-cell>
          <table:table-cell table:style-name="ce18" table:formula="of:=[.G12]*0.6+[.H12]*0.35+[.I12]" office:value-type="float" office:value="3.15" calcext:value-type="float">
            <text:p>3,1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LIN NICOLAE</text:p>
          </table:table-cell>
          <table:table-cell table:style-name="ce2" office:value-type="string" calcext:value-type="string">
            <text:p>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table:formula="of:=MAX([.C13:.D13])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9" table:formula="of:=ROUND([.E13]*0.75+[.F13]*0.25;2)" office:value-type="float" office:value="2.25" calcext:value-type="float">
            <text:p>2,25</text:p>
          </table:table-cell>
          <table:table-cell table:style-name="ce7" office:value-type="float" office:value="2.19" calcext:value-type="float">
            <text:p>2,19</text:p>
          </table:table-cell>
          <table:table-cell table:style-name="ce16" office:value-type="float" office:value="0" calcext:value-type="float">
            <text:p>0,00</text:p>
          </table:table-cell>
          <table:table-cell table:style-name="ce18" table:formula="of:=[.G13]*0.6+[.H13]*0.35+[.I13]" office:value-type="float" office:value="2.1165" calcext:value-type="float">
            <text:p>2,1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AKOTA</text:p>
          </table:table-cell>
          <table:table-cell table:style-name="ce2" office:value-type="string" calcext:value-type="string">
            <text:p>MENA MORA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MAX([.C14:.D14])" office:value-type="float" office:value="8" calcext:value-type="float">
            <text:p>8</text:p>
          </table:table-cell>
          <table:table-cell table:style-name="ce5" office:value-type="float" office:value="7.25" calcext:value-type="float">
            <text:p>7,25</text:p>
          </table:table-cell>
          <table:table-cell table:style-name="ce9" table:formula="of:=ROUND([.E14]*0.75+[.F14]*0.25;2)" office:value-type="float" office:value="7.81" calcext:value-type="float">
            <text:p>7,81</text:p>
          </table:table-cell>
          <table:table-cell table:style-name="ce7" office:value-type="float" office:value="3.44" calcext:value-type="float">
            <text:p>3,44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14]*0.6+[.H14]*0.35+[.I14]" office:value-type="float" office:value="6.39" calcext:value-type="float">
            <text:p>6,39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ARLES</text:p>
          </table:table-cell>
          <table:table-cell table:style-name="ce2" office:value-type="string" calcext:value-type="string">
            <text:p>MIGUEL VICEN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5" table:formula="of:=MAX([.C15:.D15]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table:formula="of:=ROUND([.E15]*0.75+[.F15]*0.25;2)" office:value-type="float" office:value="9" calcext:value-type="float">
            <text:p>9</text:p>
          </table:table-cell>
          <table:table-cell table:style-name="ce12" office:value-type="float" office:value="1.1" calcext:value-type="float">
            <text:p>1,1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15]*0.6+[.H15]*0.35+[.I15]" office:value-type="float" office:value="6.285" calcext:value-type="float">
            <text:p>6,2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OSEP</text:p>
          </table:table-cell>
          <table:table-cell table:style-name="ce2" office:value-type="string" calcext:value-type="string">
            <text:p>MONTAGUD FAYOS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5" office:value-type="float" office:value="2" calcext:value-type="float">
            <office:annotation draw:style-name="gr1" draw:text-style-name="P2" svg:width="2.899cm" svg:height="1.937cm" svg:x="9.677cm" svg:y="8.618cm" draw:caption-point-x="-0.61cm" draw:caption-point-y="1.51cm">
              <dc:date>2025-03-18T00:00:00</dc:date>
              <text:p text:style-name="P1"><text:span text:style-name="T1">Recuperació el 14/03 sols una pregunta copiada (IA)</text:span></text:p>
            </office:annotation>
            <text:p>2</text:p>
          </table:table-cell>
          <table:table-cell table:style-name="ce5" office:value-type="float" office:value="7.3" calcext:value-type="float">
            <text:p>7,3</text:p>
          </table:table-cell>
          <table:table-cell table:style-name="ce9" table:formula="of:=ROUND([.E16]*0.75+[.F16]*0.25;2)" office:value-type="float" office:value="3.33" calcext:value-type="float">
            <text:p>3,33</text:p>
          </table:table-cell>
          <table:table-cell table:style-name="ce12" office:value-type="float" office:value="1.1" calcext:value-type="float">
            <text:p>1,1</text:p>
          </table:table-cell>
          <table:table-cell table:style-name="ce16" office:value-type="float" office:value="0.5" calcext:value-type="float">
            <text:p>0,50</text:p>
          </table:table-cell>
          <table:table-cell table:style-name="ce18" table:formula="of:=[.G16]*0.6+[.H16]*0.35+[.I16]" office:value-type="float" office:value="2.883" calcext:value-type="float">
            <text:p>2,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AU</text:p>
          </table:table-cell>
          <table:table-cell table:style-name="ce2" office:value-type="string" calcext:value-type="string">
            <text:p>MORATAL IBIZ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5" table:formula="of:=MAX([.C17:.D17])" office:value-type="float" office:value="8" calcext:value-type="float">
            <text:p>8</text:p>
          </table:table-cell>
          <table:table-cell table:style-name="ce5" office:value-type="float" office:value="8.5" calcext:value-type="float">
            <text:p>8,5</text:p>
          </table:table-cell>
          <table:table-cell table:style-name="ce9" table:formula="of:=ROUND([.E17]*0.75+[.F17]*0.25;2)" office:value-type="float" office:value="8.13" calcext:value-type="float">
            <text:p>8,13</text:p>
          </table:table-cell>
          <table:table-cell table:style-name="ce7" office:value-type="float" office:value="6.02" calcext:value-type="float">
            <text:p>6,02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17]*0.6+[.H17]*0.35+[.I17]" office:value-type="float" office:value="7.485" calcext:value-type="float">
            <text:p>7,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LFONSO</text:p>
          </table:table-cell>
          <table:table-cell table:style-name="ce2" office:value-type="string" calcext:value-type="string">
            <text:p>PEÑA POQU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" table:formula="of:=MAX([.C18:.D18])" office:value-type="float" office:value="7" calcext:value-type="float">
            <text:p>7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18]*0.75+[.F18]*0.25;2)" office:value-type="float" office:value="7.13" calcext:value-type="float">
            <text:p>7,13</text:p>
          </table:table-cell>
          <table:table-cell table:style-name="ce12" office:value-type="float" office:value="3.77" calcext:value-type="float">
            <text:p>3,7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18]*0.6+[.H18]*0.35+[.I18]" office:value-type="float" office:value="6.0975" calcext:value-type="float">
            <text:p>6,10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PLANES CLIME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formula="of:=MAX([.C19:.D19])" office:value-type="float" office:value="4" calcext:value-type="float">
            <text:p>4</text:p>
          </table:table-cell>
          <table:table-cell table:style-name="ce5" office:value-type="float" office:value="7.75" calcext:value-type="float">
            <text:p>7,75</text:p>
          </table:table-cell>
          <table:table-cell table:style-name="ce9" table:formula="of:=ROUND([.E19]*0.75+[.F19]*0.25;2)" office:value-type="float" office:value="4.94" calcext:value-type="float">
            <text:p>4,94</text:p>
          </table:table-cell>
          <table:table-cell table:style-name="ce12" office:value-type="float" office:value="1.26" calcext:value-type="float">
            <text:p>1,26</text:p>
          </table:table-cell>
          <table:table-cell table:style-name="ce16" office:value-type="float" office:value="0" calcext:value-type="float">
            <text:p>0,00</text:p>
          </table:table-cell>
          <table:table-cell table:style-name="ce18" table:formula="of:=[.G19]*0.6+[.H19]*0.35+[.I19]" office:value-type="float" office:value="3.405" calcext:value-type="float">
            <text:p>3,4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MILIO</text:p>
          </table:table-cell>
          <table:table-cell table:style-name="ce2" office:value-type="string" calcext:value-type="string">
            <text:p>POZUELO BARRIG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MAX([.C20:.D20])" office:value-type="float" office:value="6" calcext:value-type="float">
            <text:p>6</text:p>
          </table:table-cell>
          <table:table-cell table:style-name="ce5" office:value-type="float" office:value="8.5" calcext:value-type="float">
            <text:p>8,5</text:p>
          </table:table-cell>
          <table:table-cell table:style-name="ce9" table:formula="of:=ROUND([.E20]*0.75+[.F20]*0.25;2)" office:value-type="float" office:value="6.63" calcext:value-type="float">
            <text:p>6,63</text:p>
          </table:table-cell>
          <table:table-cell table:style-name="ce12" office:value-type="float" office:value="2.57" calcext:value-type="float">
            <text:p>2,57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table:formula="of:=[.G20]*0.6+[.H20]*0.35+[.I20]" office:value-type="float" office:value="5.3775" calcext:value-type="float">
            <text:p>5,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UAN PABLO</text:p>
          </table:table-cell>
          <table:table-cell table:style-name="ce2" office:value-type="string" calcext:value-type="string">
            <text:p>ROIG RO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MAX([.C21:.D21])" office:value-type="float" office:value="8" calcext:value-type="float">
            <text:p>8</text:p>
          </table:table-cell>
          <table:table-cell table:style-name="ce5" office:value-type="float" office:value="0" calcext:value-type="float">
            <office:annotation draw:style-name="gr2" draw:text-style-name="P2" svg:width="2.899cm" svg:height="1.799cm" svg:x="10.915cm" svg:y="11.052cm" draw:caption-point-x="-0.61cm" draw:caption-point-y="1.51cm">
              <dc:date>2025-03-18T00:00:00</dc:date>
              <text:p text:style-name="P1"><text:span text:style-name="T1">No ha vingut a l’examen</text:span></text:p>
            </office:annotation>
            <text:p>0</text:p>
          </table:table-cell>
          <table:table-cell table:style-name="ce9" table:formula="of:=ROUND([.E21]*0.75+[.F21]*0.25;2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21]*0.6+[.H21]*0.35+[.I21]" office:value-type="float" office:value="5.3" calcext:value-type="float">
            <text:p>5,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IZAN</text:p>
          </table:table-cell>
          <table:table-cell table:style-name="ce2" office:value-type="string" calcext:value-type="string">
            <text:p>SANCHEZ FRANC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5" table:formula="of:=MAX([.C22:.D22])" office:value-type="float" office:value="7" calcext:value-type="float">
            <text:p>7</text:p>
          </table:table-cell>
          <table:table-cell table:style-name="ce5" office:value-type="float" office:value="7.25" calcext:value-type="float">
            <text:p>7,25</text:p>
          </table:table-cell>
          <table:table-cell table:style-name="ce9" table:formula="of:=ROUND([.E22]*0.75+[.F22]*0.25;2)" office:value-type="float" office:value="7.06" calcext:value-type="float">
            <text:p>7,06</text:p>
          </table:table-cell>
          <table:table-cell table:style-name="ce12" office:value-type="float" office:value="3.58" calcext:value-type="float">
            <text:p>3,58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22]*0.6+[.H22]*0.35+[.I22]" office:value-type="float" office:value="6.489" calcext:value-type="float">
            <text:p>6,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ANIEL STIVEN</text:p>
          </table:table-cell>
          <table:table-cell table:style-name="ce2" office:value-type="string" calcext:value-type="string">
            <text:p>TORRES DORAD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formula="of:=MAX([.C23:.D23])" office:value-type="float" office:value="7" calcext:value-type="float">
            <text:p>7</text:p>
          </table:table-cell>
          <table:table-cell table:style-name="ce5" office:value-type="float" office:value="7.5" calcext:value-type="float">
            <text:p>7,5</text:p>
          </table:table-cell>
          <table:table-cell table:style-name="ce9" table:formula="of:=ROUND([.E23]*0.75+[.F23]*0.25;2)" office:value-type="float" office:value="7.13" calcext:value-type="float">
            <text:p>7,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0" calcext:value-type="float">
            <text:p>0,00</text:p>
          </table:table-cell>
          <table:table-cell table:style-name="ce16" table:formula="of:=[.G23]*0.6+[.H23]*0.35+[.I23]" office:value-type="float" office:value="5.678" calcext:value-type="float">
            <text:p>5,68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LEXANDRA</text:p>
          </table:table-cell>
          <table:table-cell table:style-name="ce2" office:value-type="string" calcext:value-type="string">
            <text:p>VILLAR CABANILLES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5" table:formula="of:=MAX([.C24:.D24])" office:value-type="float" office:value="6" calcext:value-type="float">
            <text:p>6</text:p>
          </table:table-cell>
          <table:table-cell table:style-name="ce5" office:value-type="float" office:value="7.7" calcext:value-type="float">
            <text:p>7,7</text:p>
          </table:table-cell>
          <table:table-cell table:style-name="ce9" table:formula="of:=ROUND([.E24]*0.75+[.F24]*0.25;2)" office:value-type="float" office:value="6.43" calcext:value-type="float">
            <text:p>6,43</text:p>
          </table:table-cell>
          <table:table-cell table:style-name="ce12" office:value-type="float" office:value="3.29" calcext:value-type="float">
            <text:p>3,29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[.G24]*0.6+[.H24]*0.35+[.I24]" office:value-type="float" office:value="6.0095" calcext:value-type="float">
            <text:p>6,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VÍCTOR</text:p>
          </table:table-cell>
          <table:table-cell table:style-name="ce2" office:value-type="string" calcext:value-type="string">
            <text:p>VOCES LLOPI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table:formula="of:=MAX([.C25:.D25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ROUND([.E25]*0.75+[.F25]*0.25;2)" office:value-type="float" office:value="0" calcext:value-type="float">
            <text:p>0</text:p>
          </table:table-cell>
          <table:table-cell table:style-name="ce7" office:value-type="float" office:value="1.42" calcext:value-type="float">
            <text:p>1,42</text:p>
          </table:table-cell>
          <table:table-cell table:style-name="ce16" office:value-type="float" office:value="0" calcext:value-type="float">
            <text:p>0,00</text:p>
          </table:table-cell>
          <table:table-cell table:style-name="ce18" office:value-type="float" office:value="2" calcext:value-type="float">
            <text:p>2,00</text:p>
          </table:table-cell>
          <table:table-cell table:style-name="ce6" table:number-columns-repeated="2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xamen03-02-2025" table:style-name="ta1">
        <table:table-column table:style-name="co1" table:default-cell-style-name="Default"/>
        <table:table-column table:style-name="co12" table:default-cell-style-name="Default"/>
        <table:table-column table:style-name="co11" table:number-columns-repeated="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AGUILERA CORTEZ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BDALLAH</text:p>
          </table:table-cell>
          <table:table-cell table:style-name="ce1" office:value-type="string" calcext:value-type="string">
            <text:p>BENAMAR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UBÉN</text:p>
          </table:table-cell>
          <table:table-cell table:style-name="ce1" office:value-type="string" calcext:value-type="string">
            <text:p>CALAFAT MICÓ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ASTILLO GREGORIO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KER</text:p>
          </table:table-cell>
          <table:table-cell table:style-name="ce1" office:value-type="string" calcext:value-type="string">
            <text:p>CERDA ARROYO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CORRAL RUIZ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RRAN</text:p>
          </table:table-cell>
          <table:table-cell table:style-name="ce1" office:value-type="string" calcext:value-type="string">
            <text:p>ESCRIVÁ JUAN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RC</text:p>
          </table:table-cell>
          <table:table-cell table:style-name="ce1" office:value-type="string" calcext:value-type="string">
            <text:p>FALCÓ FABR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ZAN</text:p>
          </table:table-cell>
          <table:table-cell table:style-name="ce1" office:value-type="string" calcext:value-type="string">
            <text:p>GARCIA BENEROSO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ILAN ANDRÉS</text:p>
          </table:table-cell>
          <table:table-cell table:style-name="ce1" office:value-type="string" calcext:value-type="string">
            <text:p>HURTADO GIL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LIN NICOLAE</text:p>
          </table:table-cell>
          <table:table-cell table:style-name="ce1" office:value-type="string" calcext:value-type="string">
            <text:p>ION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KOTA</text:p>
          </table:table-cell>
          <table:table-cell table:style-name="ce1" office:value-type="string" calcext:value-type="string">
            <text:p>MENA MORA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ARLES</text:p>
          </table:table-cell>
          <table:table-cell table:style-name="ce1" office:value-type="string" calcext:value-type="string">
            <text:p>MIGUEL VICENS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OSEP</text:p>
          </table:table-cell>
          <table:table-cell table:style-name="ce1" office:value-type="string" calcext:value-type="string">
            <text:p>MONTAGUD FAYOS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AU</text:p>
          </table:table-cell>
          <table:table-cell table:style-name="ce1" office:value-type="string" calcext:value-type="string">
            <text:p>MORATAL IBIZA</text:p>
          </table:table-cell>
          <table:table-cell office:value-type="string" calcext:value-type="string">
            <text:p>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PEÑA POQUE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JORGE</text:p>
          </table:table-cell>
          <table:table-cell table:style-name="ce1" office:value-type="string" calcext:value-type="string">
            <text:p>PLANES CLIMENT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MILIO</text:p>
          </table:table-cell>
          <table:table-cell table:style-name="ce1" office:value-type="string" calcext:value-type="string">
            <text:p>POZUELO BARRIGA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ROIG ROS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ZAN</text:p>
          </table:table-cell>
          <table:table-cell table:style-name="ce1" office:value-type="string" calcext:value-type="string">
            <text:p>SANCHEZ FRANCO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NIEL STIVEN</text:p>
          </table:table-cell>
          <table:table-cell table:style-name="ce1" office:value-type="string" calcext:value-type="string">
            <text:p>TORRES DORADO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VILLAR CABANILLES</text:p>
          </table:table-cell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ÍCTOR</text:p>
          </table:table-cell>
          <table:table-cell table:style-name="ce1" office:value-type="string" calcext:value-type="string">
            <text:p>VOCES LLOPIS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7:56:51+01:00</meta:creation-date>
    <dc:date>2025-03-20T15:27:32.969605460</dc:date>
    <meta:editing-duration>PT1H6M7S</meta:editing-duration>
    <meta:editing-cycles>10</meta:editing-cycles>
    <meta:generator>LibreOffice/7.3.7.2$Linux_X86_64 LibreOffice_project/30$Build-2</meta:generator>
    <meta:document-statistic meta:table-count="3" meta:cell-count="662" meta:object-count="0"/>
  </office:meta>
</office:document-meta>
</file>